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Helvetica Neue" svg:font-family="Helvetica Neue"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Textbody" style:family="paragraph">
      <style:paragraph-properties fo:margin-bottom="0in" style:line-height-at-least="0.2083in"/>
    </style:style>
    <style:style style:name="T3" style:parent-style-name="DefaultParagraphFont" style:family="text">
      <style:text-properties fo:color="#141823"/>
    </style:style>
    <style:style style:name="T4" style:parent-style-name="DefaultParagraphFont" style:family="text">
      <style:text-properties style:font-name="Helvetica Neue" fo:font-style="italic" style:font-style-asian="italic" fo:color="#141823" fo:font-size="10.5pt" style:font-size-asian="10.5pt"/>
    </style:style>
    <style:style style:name="P5" style:parent-style-name="Textbody" style:family="paragraph">
      <style:paragraph-properties fo:margin-bottom="0in" style:line-height-at-least="0.2083in"/>
      <style:text-properties style:font-name="Helvetica Neue" fo:color="#141823" fo:font-size="10.5pt" style:font-size-asian="10.5pt"/>
    </style:style>
  </office:automatic-styles>
  <office:body>
    <office:text text:use-soft-page-breaks="true">
      <text:p text:style-name="P1">In November of 1103 High Queen Elisabetta Trueheart signed into being the Arcane Tempest; giving right and title to Alistair Coleman-Gunn making him Lord General Gunn, caretaker of the<text:s/>island of Santia and it's 3 coastal forts. <text:s/>All he had to do in return was maintain them, protect them and provide High Queen Trueheart with soldiers to be proud of.</text:p>
      <text:p text:style-name="Standard"/>
      <text:p text:style-name="Standard">His years of battle had left Gunn tired of fragile bookish spellcasters and glory hungry<text:s/>knights and he sought instead magical talent that could be trained and disciplined as professional soldiers. <text:s/>Taught to fight, run, cast, contribute, scout, skirmish, plan and above all get the job done and get out alive. <text:s/>Scouring the land for talented magicians was not easy, it seems most would rather a comfortable library and their own room at a college over the barracks and marching that lay before them in Santia but no stone was left unturned and as long as they had the talent and gave themselves over<text:s/>fully to their new family, the Tempest, then their history and birthrights ceased to matter.</text:p>
      <text:p text:style-name="Standard"/>
      <text:p text:style-name="Standard">The Tempest were badly bloodied at the first battle of Polgooth, what seemed a mortal blow that took years to recover from as many of their number laid down their<text:s/>lives for Albion but the recruiting sergeants have been hard at work and the tricorns and long black coats of the Tempest are once again common sights on battlefields all over the world with ships and ritual mages ferrying them from conflict to conflict in the service of Lord General Gunn and once again their reputation grows throughout the lands of the allied nations.</text:p>
      <text:p text:style-name="Standard"/>
      <text:p text:style-name="P2"><text:span text:style-name="T3">“…</text:span><text:span text:style-name="T4">And lo you shall rain the fire and wrath of an arcane tempest upon all of the foes of Albion!”</text:span></text:p>
      <text:p text:style-name="P5">Alistair Coleman-Gun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Helvetica Neue" svg:font-family="Helvetica Neue"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Duncan</meta:initial-creator>
    <dc:creator>Duncan</dc:creator>
    <meta:creation-date>2015-01-14T19:55:00Z</meta:creation-date>
    <dc:date>2015-01-14T21:34:00Z</dc:date>
    <meta:template xlink:href="Normal.dotm" xlink:type="simple"/>
    <meta:editing-cycles>1</meta:editing-cycles>
    <meta:editing-duration>PT3960S</meta:editing-duration>
    <meta:document-statistic meta:page-count="1" meta:paragraph-count="3" meta:word-count="254" meta:character-count="1700" meta:row-count="12" meta:non-whitespace-character-count="1449"/>
  </office:meta>
</office:document-meta>
</file>